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060ac"/>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25cd0"/>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32a20"/>
    </style:style>
    <style:style style:name="P4"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7211b"/>
    </style:style>
    <style:style style:name="T1" style:family="text">
      <style:text-properties officeooo:rsid="000060ac"/>
    </style:style>
    <style:style style:name="T2" style:family="text">
      <style:text-properties officeooo:rsid="00025cd0"/>
    </style:style>
    <style:style style:name="T3" style:family="text">
      <style:text-properties officeooo:rsid="0007211b"/>
    </style:style>
    <style:style style:name="T4" style:family="text">
      <style:text-properties fo:font-style="italic" officeooo:rsid="0007211b"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4">Alors quelqu'un répondait: « N'ayez crainte! Par ici, il y a un prêtre <text:span text:style-name="T4">ddabe</text:span><text:span text:style-name="T3"> /</text:span>dɑ˧pɤ˧/ remarquable! » (<text:span text:style-name="T1">N</text:span>ote: il s'agit des prêtres de la religion locale, antérieure à l'implantation du bouddhisme tibétain.) Alors, on s'en allait chercher le prêtre <text:span text:style-name="T4">ddabe /</text:span>dɑ˧pɤ˧/! Alors le prêtre <text:span text:style-name="T4">ddabe</text:span> récitait, récitait, récitait les rituels; et il disait: « Vous autres… la demeure où vous habitez, elle est située à un emplacement qui n'est pas favorable. Moi le prêtre, il va me falloir pratiquer des rituels pendant tant de jours! » Alors, on faisait venir le prêtre <text:span text:style-name="T4">ddabe</text:span>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text:span text:style-name="T3">L</text:span>e prêtre <text:span text:style-name="T4">ddabe</text:span> s'évertuait à réciter des rituels, et réciter encore. <text:span text:style-name="T3">L</text:span>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4">Alors, le patient ouvre les yeux. Et ainsi, pour de vrai, quand le prêtre <text:span text:style-name="T4">ddabe /</text:span>dɑ˧pɤ˧/ avait pratiqué les rituels, les uns après les autres, la malade se trouvait bel et bien guérie! Le prêtre <text:span text:style-name="T4">ddabe</text:span> disait: « Voilà, la malade est guérie. Mais l'emplacement où vous avez construit votre maison, il n'est pas bon, il vous faut en changer! Préparez-vous à déménager! » (<text:span text:style-name="T3">L</text:span>ittéralement <text:soft-page-break/>‘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text:span text:style-name="T4">ddabe /</text:span>dɑ˧pɤ˧/, on lui doit tous nos remerciements! »</text:p>
      <text:p text:style-name="P4">Autrefois, le prêtre <text:span text:style-name="T4">ddabe</text:span>, c'était comme ça: les gens exprimaient le plus grand contentement à son égard. Quand une famille se trouvait mal en point, on pensait au prêtre <text:span text:style-name="T4">ddabe</text:span>! Autrefois, par chez nous, il y en avait un qui s'appelait « le <text:span text:style-name="T4">ddabe</text:span> ə˧ʁɑ˩ »! (ə˧ʁɑ˩: nom propre) À Yongning, il y avait un prêtre <text:span text:style-name="T4">ddabe</text:span> de ce nom-là. Vrai de vrai, il prenait le soc de charrue qui sert à labourer, il le 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2">- De quoi souffrait-elle? (question posée par l'enquêteur) </text:p>
      <text:p text:style-name="P4">-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text:span text:style-name="T4">ddabe</text:span>; elle prenait des médicaments pour l'estomac, et ça allait mieux! À notre époque, il y a des médecins, des dispensaires, n'est-ce pas! Il y a quelques années encore, comme il n'y en avait pas, on souffrait sans cesse! </text:p>
      <text:p text:style-name="P3">Autrefois, quand on appelait les moines, il y avait un rituel qui s'appelait /jo˧do#˥/! Quand une femme était malade, on faisait ce rituel! On disait qu'en réalisant le rituel /jo˧do#˥/, ça guérissait! Quand c'était une personne âgée qui était souffrante, on réalisait le rituel /tɕʰɯ˧ɭɯ˧/. Autrefois, on disait: en faisant le rituel /tɕʰɯ˧ɭɯ˧/, ça va guérir! On n'avait pas de médicaments. Ah si, tout de même: le prêtre dɑ˧pɤ˧, lui, il lui arrivait une sorte de plante: la pivoine! Les moines bouddhistes, eux, ils n'avaient pas de médicaments! Tout ce qu'ils savaient faire, c'est dire des prières! Tandis que les prêtres dɑ˧pɤ˧, eux, certains d'entre eux, ceux qui s'y connaissaient, ils avaient des médicaments! D'autres par contre n'en avaient pas. Les pivoines… maintenant, on les appelle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3">Les moines du monastère, ils ne s'aventurent pas en montagne! Ils restent à l'intérieur du monastère! Et chacun est à part soi: comme toi, ils se tiennent assis en intérieur. Défense de sortir! Ils lisent des livres toute la journée. Ils enseignent à lire aux enfants (=aux novices du <text:soft-page-break/>monastère). Les vieux, ils se tiennent assis ainsi, en intérieur. Ceux qui sont les plus savants, ils se tiennent assis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12-22T22:04:08.323080843</dc:date>
    <meta:editing-duration>PT14H49M44S</meta:editing-duration>
    <meta:editing-cycles>3</meta:editing-cycles>
    <meta:generator>LibreOffice/24.2.7.2$Linux_X86_64 LibreOffice_project/420$Build-2</meta:generator>
    <meta:document-statistic meta:table-count="0" meta:image-count="0" meta:object-count="0" meta:page-count="3" meta:paragraph-count="12" meta:word-count="1332" meta:character-count="7964" meta:non-whitespace-character-count="6635"/>
  </office:meta>
</office:document-meta>
</file>